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color="#2a6099" loext:opacity="100%" style:font-name="DejaVu Sans Mono" fo:font-size="10.5pt" fo:font-weight="bold" officeooo:paragraph-rsid="000e1e29" style:font-size-asian="10.5pt" style:font-weight-asian="bold" style:font-size-complex="10.5pt" style:font-weight-complex="bold"/>
    </style:style>
    <style:style style:name="P2" style:family="paragraph" style:parent-style-name="Preformatted_20_Text">
      <style:text-properties style:font-name="DejaVu Sans Mono" fo:font-size="10.5pt" style:font-size-asian="10.5pt" style:font-size-complex="10.5pt"/>
    </style:style>
    <style:style style:name="P3" style:family="paragraph" style:parent-style-name="Standard">
      <style:text-properties style:font-name="DejaVu Sans Mono" fo:font-size="10.5pt" officeooo:paragraph-rsid="000e1e29" style:font-size-asian="10.5pt" style:font-size-complex="10.5pt"/>
    </style:style>
    <style:style style:name="P4" style:family="paragraph" style:parent-style-name="Standard">
      <style:text-properties style:font-name="DejaVu Sans Mono" fo:font-size="10.5pt" fo:font-weight="bold" officeooo:rsid="000e1e29" officeooo:paragraph-rsid="000e1e29" style:font-size-asian="10.5pt" style:font-weight-asian="bold" style:font-size-complex="10.5pt" style:font-weight-complex="bold"/>
    </style:style>
    <style:style style:name="P5" style:family="paragraph" style:parent-style-name="Standard">
      <style:text-properties style:font-name="DejaVu Sans Mono" fo:font-size="10.5pt" fo:font-weight="bold" officeooo:rsid="000e1e29" officeooo:paragraph-rsid="000f6953" style:font-size-asian="10.5pt" style:font-weight-asian="bold" style:font-size-complex="10.5pt" style:font-weight-complex="bold"/>
    </style:style>
    <style:style style:name="P6" style:family="paragraph" style:parent-style-name="Standard">
      <style:text-properties style:font-name="DejaVu Sans Mono" fo:font-size="10.5pt" fo:font-style="normal" officeooo:paragraph-rsid="000e1e29" style:font-size-asian="10.5pt" style:font-style-asian="normal" style:font-size-complex="10.5pt" style:font-style-complex="normal"/>
    </style:style>
    <style:style style:name="P7" style:family="paragraph" style:parent-style-name="Standard">
      <style:text-properties style:font-name="DejaVu Sans Mono" fo:font-size="10.5pt" fo:font-style="normal" officeooo:paragraph-rsid="00157ede" style:font-size-asian="10.5pt" style:font-style-asian="normal" style:font-size-complex="10.5pt" style:font-style-complex="normal"/>
    </style:style>
    <style:style style:name="P8" style:family="paragraph" style:parent-style-name="Standard">
      <style:text-properties style:font-name="DejaVu Sans Mono" fo:font-size="10.5pt" fo:font-style="normal" style:text-underline-style="none" fo:font-weight="bold" officeooo:rsid="000e1e29" officeooo:paragraph-rsid="000e1e29" style:font-size-asian="10.5pt" style:font-style-asian="normal" style:font-weight-asian="bold" style:font-size-complex="10.5pt" style:font-style-complex="normal" style:font-weight-complex="bold"/>
    </style:style>
    <style:style style:name="P9" style:family="paragraph" style:parent-style-name="Preformatted_20_Text">
      <style:paragraph-properties fo:text-align="center" style:justify-single-word="false"/>
      <style:text-properties fo:font-size="10.5pt" officeooo:paragraph-rsid="000e1e29" style:font-size-asian="10.5pt" style:font-size-complex="10.5pt"/>
    </style:style>
    <style:style style:name="P10" style:family="paragraph" style:parent-style-name="Footnote">
      <style:text-properties fo:font-size="8pt" officeooo:paragraph-rsid="000e1e29" style:font-size-asian="8pt" style:font-size-complex="8pt"/>
    </style:style>
    <style:style style:name="P11" style:family="paragraph" style:parent-style-name="Standard">
      <style:text-properties style:use-window-font-color="true" loext:opacity="0%" style:font-name="DejaVu Sans Mono" fo:font-size="10.5pt" fo:font-style="normal" style:text-underline-style="none" fo:font-weight="bold" officeooo:rsid="000e1e29" officeooo:paragraph-rsid="000e1e29" style:font-size-asian="10.5pt" style:font-style-asian="normal" style:font-weight-asian="bold" style:font-size-complex="10.5pt" style:font-style-complex="normal" style:font-weight-complex="bold"/>
    </style:style>
    <style:style style:name="P12" style:family="paragraph" style:parent-style-name="Standard">
      <style:text-properties style:use-window-font-color="true" loext:opacity="0%" style:font-name="DejaVu Sans Mono" fo:font-size="10.5pt" fo:font-style="normal" style:text-underline-style="none" fo:font-weight="bold" officeooo:rsid="000e1e29" officeooo:paragraph-rsid="00157ede" style:font-size-asian="10.5pt" style:font-style-asian="normal" style:font-weight-asian="bold" style:font-size-complex="10.5pt" style:font-style-complex="normal" style:font-weight-complex="bold"/>
    </style:style>
    <style:style style:name="P13" style:family="paragraph" style:parent-style-name="Standard">
      <style:text-properties style:use-window-font-color="true" loext:opacity="0%" style:font-name="DejaVu Sans Mono" fo:font-size="10.5pt" fo:font-style="normal" style:text-underline-style="none" fo:font-weight="normal" officeooo:rsid="0013317c" officeooo:paragraph-rsid="0013317c" style:font-size-asian="10.5pt" style:font-style-asian="normal" style:font-weight-asian="normal" style:font-size-complex="10.5pt" style:font-style-complex="normal" style:font-weight-complex="normal"/>
    </style:style>
    <style:style style:name="P14" style:family="paragraph" style:parent-style-name="Standard">
      <style:text-properties style:use-window-font-color="true" loext:opacity="0%" style:font-name="DejaVu Sans Mono" fo:font-size="10.5pt" fo:font-style="normal" style:text-underline-style="none" fo:font-weight="bold" officeooo:rsid="0013317c" officeooo:paragraph-rsid="00187318" style:font-size-asian="10.5pt" style:font-style-asian="normal" style:font-weight-asian="bold" style:font-size-complex="10.5pt" style:font-style-complex="normal" style:font-weight-complex="bold"/>
    </style:style>
    <style:style style:name="P15" style:family="paragraph" style:parent-style-name="Standard">
      <style:text-properties style:font-name="DejaVu Sans Mono" fo:font-size="10.5pt" fo:font-style="normal" officeooo:paragraph-rsid="00187318" style:font-size-asian="10.5pt" style:font-style-asian="normal" style:font-size-complex="10.5pt" style:font-style-complex="normal"/>
    </style:style>
    <style:style style:name="P16" style:family="paragraph" style:parent-style-name="Standard">
      <style:text-properties style:font-name="DejaVu Sans Mono" fo:font-size="10.5pt" fo:font-style="normal" fo:font-weight="bold" officeooo:paragraph-rsid="00187318" style:font-size-asian="10.5pt" style:font-style-asian="normal" style:font-weight-asian="bold" style:font-size-complex="10.5pt" style:font-style-complex="normal" style:font-weight-complex="bold"/>
    </style:style>
    <style:style style:name="P17" style:family="paragraph" style:parent-style-name="Standard">
      <style:text-properties style:font-name="DejaVu Sans Mono" fo:font-size="10.5pt" fo:font-weight="bold" officeooo:rsid="000e1e29" officeooo:paragraph-rsid="00187318" style:font-size-asian="10.5pt" style:font-weight-asian="bold" style:font-size-complex="10.5pt" style:font-weight-complex="bold"/>
    </style:style>
    <style:style style:name="P18" style:family="paragraph" style:parent-style-name="Preformatted_20_Text">
      <style:text-properties style:font-name="DejaVu Sans Mono" fo:font-size="10.5pt" fo:font-weight="bold" officeooo:paragraph-rsid="000e1e29" style:font-size-asian="10.5pt" style:font-weight-asian="bold" style:font-size-complex="10.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7318" style:font-weight-asian="bold" style:font-weight-complex="bold"/>
    </style:style>
    <style:style style:name="T3" style:family="text">
      <style:text-properties fo:color="#2a6099" loext:opacity="100%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fo:color="#2a6099" loext:opacity="100%" fo:font-weight="bold" officeooo:rsid="000e1e29" style:font-weight-asian="bold" style:font-weight-complex="bold"/>
    </style:style>
    <style:style style:name="T6" style:family="text">
      <style:text-properties fo:color="#2a6099" loext:opacity="100%" fo:font-weight="bold" officeooo:rsid="00176402" style:font-weight-asian="bold" style:font-weight-complex="bold"/>
    </style:style>
    <style:style style:name="T7" style:family="text">
      <style:text-properties fo:color="#2a6099" loext:opacity="100%" fo:font-weight="bold" officeooo:rsid="00187318" style:font-weight-asian="bold" style:font-weight-complex="bold"/>
    </style:style>
    <style:style style:name="T8" style:family="text">
      <style:text-properties fo:color="#2a6099" loext:opacity="100%" style:text-underline-style="none" fo:font-weight="bold" officeooo:rsid="000e1e29" style:font-weight-asian="bold" style:font-weight-complex="bold"/>
    </style:style>
    <style:style style:name="T9" style:family="text">
      <style:text-properties fo:color="#2a6099" loext:opacity="100%" style:text-underline-style="none" fo:font-weight="bold" officeooo:rsid="000f6953" style:font-weight-asian="bold" style:font-weight-complex="bold"/>
    </style:style>
    <style:style style:name="T10" style:family="text">
      <style:text-properties fo:color="#2a6099" loext:opacity="100%" style:text-underline-style="none" fo:font-weight="bold" officeooo:rsid="00157ede" style:font-weight-asian="bold" style:font-weight-complex="bold"/>
    </style:style>
    <style:style style:name="T11" style:family="text">
      <style:text-properties fo:color="#2a6099" loext:opacity="100%" style:text-underline-style="none" fo:font-weight="bold" officeooo:rsid="00176402" style:font-weight-asian="bold" style:font-weight-complex="bold"/>
    </style:style>
    <style:style style:name="T12" style:family="text">
      <style:text-properties fo:color="#2a6099" loext:opacity="100%" style:text-underline-style="none" fo:font-weight="bold" officeooo:rsid="00187318" style:font-weight-asian="bold" style:font-weight-complex="bold"/>
    </style:style>
    <style:style style:name="T13" style:family="text">
      <style:text-properties fo:color="#2a6099" loext:opacity="100%" style:text-underline-style="none" officeooo:rsid="000e1e29"/>
    </style:style>
    <style:style style:name="T14" style:family="text">
      <style:text-properties fo:color="#2a6099" loext:opacity="100%" style:text-underline-style="none" officeooo:rsid="00187318"/>
    </style:style>
    <style:style style:name="T15" style:family="text">
      <style:text-properties fo:color="#2a6099" loext:opacity="100%" officeooo:rsid="000e1e29"/>
    </style:style>
    <style:style style:name="T16" style:family="text">
      <style:text-properties fo:color="#2a6099" loext:opacity="100%" officeooo:rsid="001143c0"/>
    </style:style>
    <style:style style:name="T17" style:family="text">
      <style:text-properties fo:color="#2a6099" loext:opacity="100%" officeooo:rsid="000f6953"/>
    </style:style>
    <style:style style:name="T18" style:family="text">
      <style:text-properties fo:color="#2a6099" loext:opacity="100%" officeooo:rsid="00187318"/>
    </style:style>
    <style:style style:name="T19" style:family="text">
      <style:text-properties style:use-window-font-color="true" loext:opacity="0%" fo:font-weight="bold" style:font-weight-asian="bold" style:font-weight-complex="bold"/>
    </style:style>
    <style:style style:name="T20" style:family="text">
      <style:text-properties style:use-window-font-color="true" loext:opacity="0%" fo:font-weight="bold" officeooo:rsid="00187318" style:font-weight-asian="bold" style:font-weight-complex="bold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fo:font-weight="bold" style:font-weight-asian="bold" style:font-weight-complex="bold"/>
    </style:style>
    <style:style style:name="T23" style:family="text">
      <style:text-properties style:text-underline-style="none" fo:font-weight="bold" officeooo:rsid="00121daf" style:font-weight-asian="bold" style:font-weight-complex="bold"/>
    </style:style>
    <style:style style:name="T24" style:family="text">
      <style:text-properties style:text-underline-style="none" fo:font-weight="bold" officeooo:rsid="000e1e29" style:font-weight-asian="bold" style:font-weight-complex="bold"/>
    </style:style>
    <style:style style:name="T25" style:family="text">
      <style:text-properties style:text-underline-style="none" fo:font-weight="bold" officeooo:rsid="00157ede" style:font-weight-asian="bold" style:font-weight-complex="bold"/>
    </style:style>
    <style:style style:name="T26" style:family="text">
      <style:text-properties style:text-underline-style="none" fo:font-weight="bold" officeooo:rsid="00187318" style:font-weight-asian="bold" style:font-weight-complex="bold"/>
    </style:style>
    <style:style style:name="T27" style:family="text">
      <style:text-properties style:text-underline-style="none" fo:font-weight="normal" style:font-weight-asian="normal" style:font-weight-complex="normal"/>
    </style:style>
    <style:style style:name="T28" style:family="text">
      <style:text-properties officeooo:rsid="00121daf"/>
    </style:style>
    <style:style style:name="T29" style:family="text">
      <style:text-properties officeooo:rsid="000e1e29"/>
    </style:style>
    <style:style style:name="T30" style:family="text">
      <style:text-properties style:font-name="DejaVu Sans Mono" fo:font-size="6pt" style:font-size-asian="6pt" style:font-size-complex="6pt"/>
    </style:style>
    <style:style style:name="T31" style:family="text">
      <style:text-properties style:font-name="DejaVu Sans Mono"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style:font-name="DejaVu Sans Mono" style:text-underline-style="solid" style:text-underline-width="auto" style:text-underline-color="font-color" fo:font-weight="bold" officeooo:rsid="00121daf" style:font-weight-asian="bold" style:font-weight-complex="bold"/>
    </style:style>
    <style:style style:name="T33" style:family="text">
      <style:text-properties officeooo:rsid="000f6953"/>
    </style:style>
    <style:style style:name="T34" style:family="text">
      <style:text-properties officeooo:rsid="00157ede"/>
    </style:style>
    <style:style style:name="T35" style:family="text">
      <style:text-properties officeooo:rsid="001873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31"><text:note text:id="ftn1" text:note-class="footnote"><text:note-citation>1</text:note-citation><text:note-body><text:p text:style-name="P10"><text:span text:style-name="T30">CCLI Song # 7139992 © 2019 CityAlight Music | Farren Love And War Publishing | Integrity's Alleluia! Music | Wanaaring Road Music. For use solely with the SongSelect® Terms of Use. All rights reserved. </text:span><text:a xlink:type="simple" xlink:href="http://www.ccli.com/" text:style-name="Internet_20_link" text:visited-style-name="Visited_20_Internet_20_Link"><text:span text:style-name="T30">www.ccli.com</text:span></text:a><text:span text:style-name="T30"> CCLI License # 3266058</text:span></text:p></text:note-body></text:note></text:span><text:span text:style-name="T32">Jesus, Strong and Kind</text:span><text:span text:style-name="T31"> (CCLI)</text:span></text:p>
      <text:p text:style-name="P2"/>
      <text:p text:style-name="P2"><text:span text:style-name="T1">[ CHORDS ] <text:s text:c="4"/></text:span><text:span text:style-name="T4">D <text:s text:c="6"/>G <text:s text:c="6"/></text:span><text:span text:style-name="T7">C9</text:span><text:span text:style-name="T4"> <text:s text:c="5"/></text:span><text:span text:style-name="T7">D</text:span><text:span text:style-name="T6">sus</text:span><text:span text:style-name="T5"> <text:s text:c="3"/></text:span><text:span text:style-name="T7">E</text:span><text:span text:style-name="T4">m <text:s/></text:span><text:span text:style-name="T19"><text:s text:c="6"/>[ CAPO </text:span><text:span text:style-name="T20">5</text:span><text:span text:style-name="T19"> ]</text:span></text:p>
      <text:p text:style-name="P1"><text:s text:c="15"/>xoo=== <text:s/>==oo== <text:s/>o<text:span text:style-name="T35">=</text:span>=<text:span text:style-name="T35">o</text:span>=<text:span text:style-name="T35">=</text:span> <text:s/><text:span text:style-name="T35">xoo</text:span>==<text:span text:style-name="T35">o</text:span> <text:s/>======</text:p>
      <text:p text:style-name="P1"><text:s text:c="15"/>|||||| <text:s/>|||||| <text:s/>|||||| <text:s/>|||||| <text:s/>||||||</text:p>
      <text:p text:style-name="P1"><text:s text:c="15"/>|||O|O <text:s/>|O|||| <text:s/>||O<text:span text:style-name="T35">||</text:span>| <text:s/>||<text:span text:style-name="T35">|</text:span><text:span text:style-name="T29">O</text:span>|| <text:s/><text:span text:style-name="T35">|</text:span>OO|<text:span text:style-name="T29">|</text:span>|</text:p>
      <text:p text:style-name="P18"><text:span text:style-name="T3"><text:s text:c="15"/>||||O| <text:s/>O|||OO <text:s/>|</text:span><text:span text:style-name="T18">O</text:span><text:span text:style-name="T3">||</text:span><text:span text:style-name="T18">OO</text:span><text:span text:style-name="T3"> <text:s/>||||</text:span><text:span text:style-name="T15">O</text:span><text:span text:style-name="T18">O</text:span><text:span text:style-name="T3"> <text:s/>||||</text:span><text:span text:style-name="T18">|</text:span><text:span text:style-name="T3">|</text:span></text:p>
      <text:p text:style-name="P3"/>
      <text:p text:style-name="P4">[ INTRO ] <text:s text:c="5"/><text:span text:style-name="T3">| </text:span><text:span text:style-name="T18">G</text:span><text:span text:style-name="T3"> <text:s/>| </text:span><text:span text:style-name="T18">C9</text:span><text:span text:style-name="T3"> </text:span><text:span text:style-name="T18">G</text:span><text:span text:style-name="T3"> <text:s/>| </text:span><text:span text:style-name="T18">E</text:span><text:span text:style-name="T3">m </text:span><text:span text:style-name="T18">D</text:span><text:span text:style-name="T3"> <text:s/>| </text:span><text:span text:style-name="T18">G</text:span><text:span text:style-name="T3"> <text:s/></text:span><text:span text:style-name="T16">|</text:span></text:p>
      <text:p text:style-name="P3"/>
      <text:p text:style-name="P15"><text:span text:style-name="T22">[ VERSE </text:span><text:span text:style-name="T23">1</text:span><text:span text:style-name="T22"> </text:span><text:span text:style-name="T24">] <text:s text:c="3"/></text:span><text:span text:style-name="T12">G</text:span><text:span text:style-name="T8"> <text:s text:c="15"/></text:span><text:span text:style-name="T12">C9</text:span><text:span text:style-name="T8"> <text:s text:c="2"/></text:span><text:span text:style-name="T12">G</text:span><text:span text:style-name="T8"> <text:s text:c="6"/></text:span><text:span text:style-name="T12">E</text:span><text:span text:style-name="T8">m <text:s text:c="7"/></text:span><text:span text:style-name="T12">D</text:span><text:span text:style-name="T8"> <text:s text:c="6"/></text:span><text:span text:style-name="T12">G</text:span></text:p>
      <text:p text:style-name="P6"><text:span text:style-name="T24"><text:s text:c="15"/></text:span><text:span text:style-name="T27">Je-sus</text:span> said <text:span text:style-name="T28">t</text:span>hat if I thirst, I <text:s/>should come to him</text:p>
      <text:p text:style-name="P15"><text:s text:c="15"/><text:span text:style-name="T12">G</text:span><text:span text:style-name="T8"> <text:s text:c="14"/></text:span><text:span text:style-name="T12">C9 <text:s/></text:span><text:span text:style-name="T8"><text:s text:c="3"/></text:span><text:span text:style-name="T12">G</text:span><text:span text:style-name="T8"> <text:s text:c="2"/></text:span><text:span text:style-name="T12">E</text:span><text:span text:style-name="T8">m <text:s text:c="7"/></text:span><text:span text:style-name="T12">D</text:span><text:span text:style-name="T8"> <text:s text:c="6"/></text:span><text:span text:style-name="T12">G</text:span></text:p>
      <text:p text:style-name="P6"><text:s text:c="15"/>No one else can sa-tis-fy, I <text:s/>should come to him</text:p>
      <text:p text:style-name="P6"/>
      <text:p text:style-name="P15"><text:span text:style-name="T22">[ VERSE 2 </text:span><text:span text:style-name="T24">] <text:s text:c="3"/></text:span><text:span text:style-name="T12">G</text:span><text:span text:style-name="T8"> <text:s text:c="13"/></text:span><text:span text:style-name="T12">C9</text:span><text:span text:style-name="T8"> <text:s text:c="2"/></text:span><text:span text:style-name="T12">G</text:span><text:span text:style-name="T8"> <text:s text:c="4"/></text:span><text:span text:style-name="T12">E</text:span><text:span text:style-name="T8">m <text:s text:c="7"/></text:span><text:span text:style-name="T12">D</text:span><text:span text:style-name="T8"> <text:s text:c="6"/></text:span><text:span text:style-name="T12">G</text:span></text:p>
      <text:p text:style-name="P6"><text:span text:style-name="T24"><text:s text:c="12"/></text:span><text:s text:c="3"/>Je-sus said <text:span text:style-name="T28">i</text:span>f I am weak, I <text:s/>should come to him</text:p>
      <text:p text:style-name="P15"><text:s text:c="15"/><text:span text:style-name="T12">G</text:span><text:span text:style-name="T8"> <text:s text:c="14"/></text:span><text:span text:style-name="T12">C9</text:span><text:span text:style-name="T8"> <text:s text:c="3"/></text:span><text:span text:style-name="T12">G</text:span><text:span text:style-name="T8"> <text:s text:c="8"/></text:span><text:span text:style-name="T12">E</text:span><text:span text:style-name="T8">m <text:s text:c="7"/></text:span><text:span text:style-name="T12">D</text:span><text:span text:style-name="T8"> <text:s text:c="6"/></text:span><text:span text:style-name="T12">G</text:span></text:p>
      <text:p text:style-name="P6"><text:s text:c="15"/>No one else can be my strength, I <text:s/>should come to him</text:p>
      <text:p text:style-name="P6"/>
      <text:p text:style-name="P6"><text:span text:style-name="T24">[ </text:span><text:span text:style-name="T22">C</text:span><text:span text:style-name="T24">HORUS </text:span><text:span text:style-name="T25">A</text:span><text:span text:style-name="T24"> ] <text:s text:c="10"/></text:span><text:span text:style-name="T12">C9</text:span><text:span text:style-name="T9"> <text:s text:c="5"/></text:span><text:span text:style-name="T12">G</text:span><text:span text:style-name="T9"> <text:s text:c="7"/></text:span><text:span text:style-name="T12">D</text:span><text:span text:style-name="T9"> <text:s text:c="4"/></text:span><text:span text:style-name="T12">G</text:span></text:p>
      <text:p text:style-name="P6"><text:span text:style-name="T24"><text:s text:c="11"/></text:span><text:s text:c="4"/>For the Lord is good and faith-ful</text:p>
      <text:p text:style-name="P15"><text:s text:c="23"/><text:span text:style-name="T12">C9</text:span><text:span text:style-name="T9"> <text:s text:c="5"/></text:span><text:span text:style-name="T12">G</text:span><text:span text:style-name="T9"> <text:s text:c="6"/></text:span><text:span text:style-name="T12">Dsus <text:s/>D</text:span></text:p>
      <text:p text:style-name="P6"><text:s text:c="15"/>He will keep us day and night</text:p>
      <text:p text:style-name="P7"><text:s text:c="22"/><text:span text:style-name="T7">C9</text:span><text:span text:style-name="T9"> <text:s text:c="5"/></text:span><text:span text:style-name="T12">G</text:span><text:span text:style-name="T9"> <text:s text:c="5"/></text:span><text:span text:style-name="T12">D</text:span><text:span text:style-name="T9"> <text:s/></text:span><text:span text:style-name="T12">E</text:span><text:span text:style-name="T9">m <text:s text:c="2"/></text:span><text:span text:style-name="T12">C9</text:span><text:span text:style-name="T9"> <text:s text:c="5"/></text:span><text:span text:style-name="T12">D</text:span><text:span text:style-name="T9"> <text:s text:c="9"/></text:span><text:span text:style-name="T12">G</text:span></text:p>
      <text:p text:style-name="P7"><text:s text:c="15"/>We can al-ways run to Je-sus, Je-sus, strong and kind</text:p>
      <text:p text:style-name="P6"/>
      <text:p text:style-name="P17">[ <text:span text:style-name="T33">TURNAROUND</text:span> ] <text:span text:style-name="T3">| </text:span><text:span text:style-name="T18">G</text:span><text:span text:style-name="T3"> <text:s/>| </text:span><text:span text:style-name="T18">C9</text:span><text:span text:style-name="T3"> </text:span><text:span text:style-name="T18">G</text:span><text:span text:style-name="T3"> <text:s/>| </text:span><text:span text:style-name="T18">E</text:span><text:span text:style-name="T3">m </text:span><text:span text:style-name="T18">D</text:span><text:span text:style-name="T3"> <text:s/>| </text:span><text:span text:style-name="T18">G</text:span><text:span text:style-name="T3"> <text:s/></text:span><text:span text:style-name="T16">|</text:span></text:p>
      <text:p text:style-name="P5"><text:span text:style-name="T3"/></text:p>
      <text:p text:style-name="P16"><text:span text:style-name="T21">[ VERSE 3</text:span> <text:span text:style-name="T29">] <text:s text:c="3"/></text:span><text:span text:style-name="T14">G</text:span><text:span text:style-name="T13"> <text:s text:c="15"/></text:span><text:span text:style-name="T14">C9</text:span><text:span text:style-name="T13"> <text:s text:c="2"/></text:span><text:span text:style-name="T14">G</text:span><text:span text:style-name="T13"> <text:s text:c="4"/></text:span><text:span text:style-name="T14">E</text:span><text:span text:style-name="T13">m <text:s text:c="6"/></text:span><text:span text:style-name="T14">D</text:span><text:span text:style-name="T13"> <text:s text:c="6"/></text:span><text:span text:style-name="T14">G</text:span></text:p>
      <text:p text:style-name="P6"><text:s text:c="15"/>Je-sus said <text:span text:style-name="T28">t</text:span>hat if I fear, I should come to him</text:p>
      <text:p text:style-name="P15"><text:s text:c="15"/><text:span text:style-name="T12">G</text:span><text:span text:style-name="T8"> <text:s text:c="14"/></text:span><text:span text:style-name="T12">C9</text:span><text:span text:style-name="T8"> <text:s text:c="3"/></text:span><text:span text:style-name="T12">G</text:span><text:span text:style-name="T8"> <text:s text:c="6"/></text:span><text:span text:style-name="T12">E</text:span><text:span text:style-name="T8">m <text:s text:c="6"/></text:span><text:span text:style-name="T12">D</text:span><text:span text:style-name="T8"> <text:s text:c="6"/></text:span><text:span text:style-name="T12">G</text:span></text:p>
      <text:p text:style-name="P6"><text:s text:c="15"/>No one else can be my shield, I should come to him</text:p>
      <text:p text:style-name="P6"/>
      <text:p text:style-name="P8">[ CHORUS <text:span text:style-name="T34">A </text:span>]</text:p>
      <text:p text:style-name="P8"/>
      <text:p text:style-name="P17">[ <text:span text:style-name="T33">TURNAROUND</text:span> ] <text:span text:style-name="T3">| </text:span><text:span text:style-name="T18">G</text:span><text:span text:style-name="T3"> <text:s/>| </text:span><text:span text:style-name="T18">C9</text:span><text:span text:style-name="T3"> </text:span><text:span text:style-name="T18">G</text:span><text:span text:style-name="T3"> <text:s/>| </text:span><text:span text:style-name="T18">E</text:span><text:span text:style-name="T3">m </text:span><text:span text:style-name="T18">D</text:span><text:span text:style-name="T3"> <text:s/>| </text:span><text:span text:style-name="T18">G</text:span><text:span text:style-name="T3"> <text:s/></text:span><text:span text:style-name="T16">|</text:span></text:p>
      <text:p text:style-name="P6"/>
      <text:p text:style-name="P15"><text:span text:style-name="T22">[ VERSE 4 </text:span><text:span text:style-name="T24">] <text:s text:c="3"/></text:span><text:span text:style-name="T12">G</text:span><text:span text:style-name="T8"> <text:s text:c="13"/></text:span><text:span text:style-name="T12">C9</text:span><text:span text:style-name="T8"> <text:s text:c="2"/></text:span><text:span text:style-name="T12">G</text:span><text:span text:style-name="T8"> <text:s text:c="4"/></text:span><text:span text:style-name="T12">E</text:span><text:span text:style-name="T8">m <text:s text:c="5"/></text:span><text:span text:style-name="T12">D</text:span><text:span text:style-name="T8"> <text:s text:c="6"/></text:span><text:span text:style-name="T12">G</text:span></text:p>
      <text:p text:style-name="P6"><text:span text:style-name="T24"><text:s text:c="15"/></text:span>Je-sus said if I am lost, He will come to me</text:p>
      <text:p text:style-name="P15"><text:s text:c="15"/><text:span text:style-name="T12">G</text:span><text:span text:style-name="T8"> <text:s text:c="15"/></text:span><text:span text:style-name="T12">C9</text:span><text:span text:style-name="T8"> <text:s text:c="5"/></text:span><text:span text:style-name="T12">G</text:span><text:span text:style-name="T8"> <text:s text:c="5"/></text:span><text:span text:style-name="T12">E</text:span><text:span text:style-name="T8">m <text:s text:c="5"/></text:span><text:span text:style-name="T12">D</text:span><text:span text:style-name="T8"> <text:s text:c="6"/></text:span><text:span text:style-name="T12">G</text:span></text:p>
      <text:p text:style-name="P6"><text:s text:c="15"/>And he showed me on that cross, He will come to me</text:p>
      <text:p text:style-name="P6"/>
      <text:p text:style-name="P11"><text:span text:style-name="T28">[ CHORUS </text:span><text:span text:style-name="T34">A</text:span><text:span text:style-name="T28"> ]</text:span></text:p>
      <text:p text:style-name="P11"/>
      <text:p text:style-name="P15"><text:span text:style-name="T24">[ </text:span><text:span text:style-name="T22">C</text:span><text:span text:style-name="T24">HORUS </text:span><text:span text:style-name="T25">B </text:span><text:span text:style-name="T24">] <text:s text:c="10"/></text:span><text:span text:style-name="T12">C9</text:span><text:span text:style-name="T9"> <text:s text:c="5"/></text:span><text:span text:style-name="T12">G</text:span><text:span text:style-name="T9"> <text:s text:c="7"/></text:span><text:span text:style-name="T12">D</text:span><text:span text:style-name="T9"> <text:s text:c="4"/></text:span><text:span text:style-name="T12">G</text:span></text:p>
      <text:p text:style-name="P7"><text:span text:style-name="T24"><text:s text:c="11"/></text:span><text:s text:c="4"/>For the Lord is good and faith-ful</text:p>
      <text:p text:style-name="P15"><text:s text:c="23"/><text:span text:style-name="T12">C9</text:span><text:span text:style-name="T9"> <text:s text:c="5"/></text:span><text:span text:style-name="T12">G</text:span><text:span text:style-name="T9"> <text:s text:c="6"/></text:span><text:span text:style-name="T12">Dsus <text:s/>D</text:span></text:p>
      <text:p text:style-name="P7"><text:s text:c="15"/>He will keep us day and night</text:p>
      <text:p text:style-name="P15"><text:s text:c="22"/><text:span text:style-name="T12">C9</text:span><text:span text:style-name="T9"> <text:s text:c="5"/></text:span><text:span text:style-name="T12">G</text:span><text:span text:style-name="T9"> <text:s text:c="5"/></text:span><text:span text:style-name="T12">D</text:span><text:span text:style-name="T9"> <text:s/></text:span><text:span text:style-name="T12">E</text:span><text:span text:style-name="T9">m <text:s text:c="2"/></text:span><text:span text:style-name="T12">C9</text:span><text:span text:style-name="T9"> <text:s text:c="5"/></text:span><text:span text:style-name="T12">D</text:span><text:span text:style-name="T9"> <text:s text:c="9"/></text:span><text:span text:style-name="T12">Em</text:span></text:p>
      <text:p text:style-name="P7"><text:s text:c="15"/>We can al-ways run to Je-sus, Je-sus, strong and kind</text:p>
      <text:p text:style-name="P12"/>
      <text:p text:style-name="P14">[ OUTRO ] <text:s text:c="5"/><text:span text:style-name="T18">C9</text:span><text:span text:style-name="T17"> <text:s text:c="5"/></text:span><text:span text:style-name="T18">D</text:span><text:span text:style-name="T17"> <text:s text:c="9"/></text:span><text:span text:style-name="T18">G</text:span></text:p>
      <text:p text:style-name="P13"><text:s text:c="15"/>Je-sus, strong and kin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902in" fo:margin-right="0.7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31T22:48:54.299894977</dc:date>
    <meta:editing-duration>PT3H11M49S</meta:editing-duration>
    <meta:editing-cycles>17</meta:editing-cycles>
    <meta:generator>LibreOffice/7.6.7.2$Linux_X86_64 LibreOffice_project/60$Build-2</meta:generator>
    <meta:print-date>2025-05-27T22:50:02.076930983</meta:print-date>
    <meta:printed-by>PDF files</meta:printed-by>
    <meta:document-statistic meta:table-count="0" meta:image-count="0" meta:object-count="0" meta:page-count="1" meta:paragraph-count="42" meta:word-count="376" meta:character-count="2416" meta:non-whitespace-character-count="1145"/>
  </office:meta>
</office:document-meta>
</file>